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04210000373B0000373B76223B40.svg"/>
  <manifest:file-entry manifest:media-type="image/png" manifest:full-path="Pictures/10000201000001DF000001DFE3D7BC5C.png"/>
  <manifest:file-entry manifest:media-type="image/png" manifest:full-path="Pictures/10000201000001DF000001DF57BFEAA0.png"/>
  <manifest:file-entry manifest:media-type="image/png" manifest:full-path="Pictures/10000201000001DF000001DFA4EEED3B.png"/>
  <manifest:file-entry manifest:media-type="image/svg+xml" manifest:full-path="Pictures/100002880000373B0000373B7BC16861.svg"/>
  <manifest:file-entry manifest:media-type="image/png" manifest:full-path="Pictures/10000201000001DF000001DF38323E06.png"/>
  <manifest:file-entry manifest:media-type="image/svg+xml" manifest:full-path="Pictures/100002A60000373B0000373BD6EFDE6A.svg"/>
  <manifest:file-entry manifest:media-type="image/svg+xml" manifest:full-path="Pictures/1000037B00000F0F00000C7E0E122C15.svg"/>
  <manifest:file-entry manifest:media-type="image/png" manifest:full-path="Pictures/10000201000000830000006C49CC42BD.png"/>
  <manifest:file-entry manifest:media-type="image/svg+xml" manifest:full-path="Pictures/1000034600000EA100000E1CB21489DD.svg"/>
  <manifest:file-entry manifest:media-type="image/png" manifest:full-path="Pictures/100000000000012600000064B54CA434.png"/>
  <manifest:file-entry manifest:media-type="image/png" manifest:full-path="Pictures/100002010000007F0000007A22B069B2.png"/>
  <manifest:file-entry manifest:media-type="image/svg+xml" manifest:full-path="Pictures/10000A730000373B0000373B3BBE46AD.svg"/>
  <manifest:file-entry manifest:media-type="image/svg+xml" manifest:full-path="Pictures/100003090000373B0000373BE9688BC2.svg"/>
  <manifest:file-entry manifest:media-type="image/png" manifest:full-path="Pictures/10000201000001DF000001DF5B29CD82.png"/>
  <manifest:file-entry manifest:media-type="image/svg+xml" manifest:full-path="Pictures/100003690000373B0000373B7AECE164.svg"/>
  <manifest:file-entry manifest:media-type="image/svg+xml" manifest:full-path="Pictures/100003830000373B0000373B7D61FE99.svg"/>
  <manifest:file-entry manifest:media-type="image/png" manifest:full-path="Pictures/10000201000001180000011861964D4F.png"/>
  <manifest:file-entry manifest:media-type="image/png" manifest:full-path="Pictures/10000201000001DF000001DF69C35A85.png"/>
  <manifest:file-entry manifest:media-type="image/svg+xml" manifest:full-path="Pictures/10000C3300000B0200000B02A7E95921.svg"/>
  <manifest:file-entry manifest:media-type="image/png" manifest:full-path="Pictures/10000201000001870000018FB8430D6C.png"/>
  <manifest:file-entry manifest:media-type="image/png" manifest:full-path="Pictures/1000020100000200000002006E0CCC2E.png"/>
  <manifest:file-entry manifest:media-type="image/png" manifest:full-path="Pictures/100002010000005F0000005F618F78D0.png"/>
  <manifest:file-entry manifest:media-type="image/svg+xml" manifest:full-path="Pictures/10000C390000000000000000BFE30AFB.svg"/>
  <manifest:file-entry manifest:media-type="image/png" manifest:full-path="Pictures/10000000000000B1000000B5F173FA4B.png"/>
  <manifest:file-entry manifest:media-type="image/svg+xml" manifest:full-path="Pictures/100002780000373B0000373B9E1C8C8D.svg"/>
  <manifest:file-entry manifest:media-type="image/png" manifest:full-path="Pictures/10000201000001DF000001DF11066AC9.png"/>
  <manifest:file-entry manifest:media-type="image/png" manifest:full-path="Pictures/10000201000001DF000001DF4BD666E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stroke="dash" draw:stroke-dash="Fine_20_Dashed"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6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1.68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78cm, 2.845cm, 4.953cm, 5.6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4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7.9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4.7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67cm" svg:height="3.683cm" svg:x="3.983cm" svg:y="3.286cm">
          <draw:image xlink:href="Pictures/10000201000001DF000001DF4BD666E9.png" xlink:type="simple" xlink:show="embed" xlink:actuate="onLoad"/>
          <draw:image xlink:href="Pictures/100002780000373B0000373B9E1C8C8D.svg" xlink:type="simple" xlink:show="embed" xlink:actuate="onLoad">
            <text:p/>
          </draw:image>
        </draw:frame>
        <draw:frame draw:style-name="gr1" draw:text-style-name="P1" draw:layer="layout" svg:width="0cm" svg:height="0cm" svg:x="18.145cm" svg:y="12.049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4.459cm" svg:y="6.25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4.749cm" svg:y="8.747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1.828cm" svg:y="12.811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37.068cm" svg:y="8.8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0.304cm" svg:y="8.8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1.335cm" svg:y="-1.36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3.96cm" svg:height="3.833cm" svg:x="12.557cm" svg:y="3.201cm">
          <draw:image xlink:href="Pictures/100002010000005F0000005F618F78D0.png" xlink:type="simple" xlink:show="embed" xlink:actuate="onLoad"/>
          <draw:image xlink:href="Pictures/10000C3300000B0200000B02A7E95921.svg" xlink:type="simple" xlink:show="embed" xlink:actuate="onLoad">
            <text:p/>
          </draw:image>
        </draw:frame>
        <draw:line draw:style-name="gr2" draw:text-style-name="P1" draw:layer="layout" svg:x1="8.112cm" svg:y1="4.937cm" svg:x2="12.049cm" svg:y2="4.937cm">
          <text:p/>
        </draw:line>
        <draw:line draw:style-name="gr2" draw:text-style-name="P1" draw:layer="layout" svg:x1="11.733cm" svg:y1="5.545cm" svg:x2="8.177cm" svg:y2="5.545cm">
          <text:p/>
        </draw:line>
        <draw:g>
          <draw:frame draw:style-name="gr1" draw:text-style-name="P1" draw:layer="layout" svg:width="2.643cm" svg:height="2.79cm" svg:x="19.76cm" svg:y="9.043cm">
            <draw:image xlink:href="Pictures/10000201000001870000018FB8430D6C.png" xlink:type="simple" xlink:show="embed" xlink:actuate="onLoad">
              <text:p/>
            </draw:image>
          </draw:frame>
          <draw:g>
            <draw:g>
              <draw:frame draw:style-name="gr3" draw:text-style-name="P1" draw:layer="layout" svg:width="2.127cm" svg:height="1.985cm" svg:x="17.914cm" svg:y="10.193cm">
                <draw:image xlink:href="Pictures/10000201000001DF000001DF69C35A85.png" xlink:type="simple" xlink:show="embed" xlink:actuate="onLoad"/>
                <draw:image xlink:href="Pictures/100003830000373B0000373B7D61FE99.svg" xlink:type="simple" xlink:show="embed" xlink:actuate="onLoad">
                  <text:p/>
                </draw:image>
              </draw:frame>
              <draw:frame draw:style-name="gr3" draw:text-style-name="P1" draw:layer="layout" svg:width="2.127cm" svg:height="1.985cm" svg:x="19.633cm" svg:y="11.129cm">
                <draw:image xlink:href="Pictures/10000201000001DF000001DF69C35A85.png" xlink:type="simple" xlink:show="embed" xlink:actuate="onLoad"/>
                <draw:image xlink:href="Pictures/100003830000373B0000373B7D61FE99.svg" xlink:type="simple" xlink:show="embed" xlink:actuate="onLoad">
                  <text:p/>
                </draw:image>
              </draw:frame>
            </draw:g>
          </draw:g>
          <draw:frame draw:style-name="gr1" draw:text-style-name="P1" draw:layer="layout" svg:width="0.969cm" svg:height="1.017cm" svg:x="4.561cm" svg:y="3.543cm">
            <draw:image xlink:href="Pictures/10000201000001870000018FB8430D6C.png" xlink:type="simple" xlink:show="embed" xlink:actuate="onLoad">
              <text:p/>
            </draw:image>
          </draw:frame>
        </draw:g>
        <draw:line draw:style-name="gr2" draw:text-style-name="P1" draw:layer="layout" svg:x1="16.948cm" svg:y1="6.718cm" svg:x2="19.126cm" svg:y2="8.739cm">
          <text:p/>
        </draw:line>
        <draw:frame draw:style-name="gr1" draw:text-style-name="P1" draw:layer="layout" svg:width="2.413cm" svg:height="2.413cm" svg:x="8.96cm" svg:y="15.216cm">
          <draw:image xlink:href="Pictures/10000201000001180000011861964D4F.png" xlink:type="simple" xlink:show="embed" xlink:actuate="onLoad">
            <text:p/>
          </draw:image>
        </draw:frame>
        <draw:frame draw:style-name="gr1" draw:text-style-name="P1" draw:layer="layout" svg:width="2.286cm" svg:height="2.286cm" svg:x="8.956cm" svg:y="12.524cm">
          <draw:image xlink:href="Pictures/1000020100000200000002006E0CCC2E.png" xlink:type="simple" xlink:show="embed" xlink:actuate="onLoad">
            <text:p/>
          </draw:image>
        </draw:frame>
        <draw:line draw:style-name="gr2" draw:text-style-name="P1" draw:layer="layout" svg:x1="17.323cm" svg:y1="12.06cm" svg:x2="11.735cm" svg:y2="13.584cm">
          <text:p/>
        </draw:line>
        <draw:line draw:style-name="gr2" draw:text-style-name="P1" draw:layer="layout" svg:x1="17.323cm" svg:y1="10.863cm" svg:x2="11.735cm" svg:y2="10.736cm">
          <text:p/>
        </draw:line>
        <draw:line draw:style-name="gr4" draw:text-style-name="P1" draw:layer="layout" svg:x1="17.55cm" svg:y1="13.13cm" svg:x2="11.962cm" svg:y2="16.305cm">
          <text:p/>
        </draw:line>
        <draw:frame draw:style-name="gr1" draw:text-style-name="P1" draw:layer="layout" svg:width="1.263cm" svg:height="1.201cm" svg:x="4.182cm" svg:y="7.292cm">
          <draw:image xlink:href="Pictures/10000000000000B1000000B5F173FA4B.png" xlink:type="simple" xlink:show="embed" xlink:actuate="onLoad">
            <text:p/>
          </draw:image>
        </draw:frame>
        <draw:frame draw:style-name="gr5" draw:text-style-name="P2" draw:layer="layout" svg:width="0.997cm" svg:height="1.195cm" svg:x="5.326cm" svg:y="7.366cm">
          <draw:text-box>
            <text:p text:style-name="P2"><text:span text:style-name="T1">+</text:span></text:p>
          </draw:text-box>
        </draw:frame>
        <draw:frame draw:style-name="gr5" draw:text-style-name="P2" draw:layer="layout" svg:width="1.836cm" svg:height="1.119cm" svg:x="5.961cm" svg:y="7.431cm">
          <draw:text-box>
            <text:p text:style-name="P2"><text:span text:style-name="T2">Gift</text:span></text:p>
          </draw:text-box>
        </draw:frame>
        <draw:frame draw:style-name="gr1" draw:text-style-name="P1" draw:layer="layout" svg:width="2.121cm" svg:height="2.458cm" svg:x="8.925cm" svg:y="9.467cm">
          <draw:image xlink:href="Pictures/10000201000001DF000001DF5B29CD82.png" xlink:type="simple" xlink:show="embed" xlink:actuate="onLoad"/>
          <draw:image xlink:href="Pictures/10000A730000373B0000373B3BBE46AD.svg" xlink:type="simple" xlink:show="embed" xlink:actuate="onLoad">
            <text:p/>
          </draw:image>
        </draw:frame>
        <draw:frame draw:style-name="gr1" draw:text-style-name="P1" draw:layer="layout" svg:width="3.332cm" svg:height="1.133cm" svg:x="12.85cm" svg:y="7.279cm">
          <draw:image xlink:href="Pictures/100000000000012600000064B54CA43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004cm" svg:height="4.274cm" svg:x="3.156cm" svg:y="6.339cm">
          <draw:image xlink:href="Pictures/10000201000001DF000001DF4BD666E9.png" xlink:type="simple" xlink:show="embed" xlink:actuate="onLoad"/>
          <draw:image xlink:href="Pictures/100002780000373B0000373B9E1C8C8D.svg" xlink:type="simple" xlink:show="embed" xlink:actuate="onLoad">
            <text:p/>
          </draw:image>
        </draw:frame>
        <draw:frame draw:style-name="gr1" draw:text-style-name="P1" draw:layer="layout" svg:width="0cm" svg:height="0cm" svg:x="17.245cm" svg:y="14.849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3.559cm" svg:y="9.05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849cm" svg:y="11.547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341cm" svg:y="13.198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38.073cm" svg:y="8.245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9.404cm" svg:y="11.6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0.435cm" svg:y="1.44cm">
          <draw:image xlink:href="Pictures/10000C390000000000000000BFE30AFB.svg" xlink:type="simple" xlink:show="embed" xlink:actuate="onLoad">
            <text:p/>
          </draw:image>
        </draw:frame>
        <draw:line draw:style-name="gr2" draw:text-style-name="P1" draw:layer="layout" svg:x1="7.979cm" svg:y1="9.054cm" svg:x2="12.661cm" svg:y2="9.054cm">
          <text:p/>
        </draw:line>
        <draw:frame draw:style-name="gr1" draw:text-style-name="P1" draw:layer="layout" svg:width="1.502cm" svg:height="1.394cm" svg:x="3.306cm" svg:y="11.05cm">
          <draw:image xlink:href="Pictures/10000000000000B1000000B5F173FA4B.png" xlink:type="simple" xlink:show="embed" xlink:actuate="onLoad">
            <text:p/>
          </draw:image>
        </draw:frame>
        <draw:frame draw:style-name="gr6" draw:text-style-name="P3" draw:layer="layout" svg:width="1.186cm" svg:height="1.387cm" svg:x="4.666cm" svg:y="11.136cm">
          <draw:text-box>
            <text:p text:style-name="P3"><text:span text:style-name="T1">+</text:span></text:p>
          </draw:text-box>
        </draw:frame>
        <draw:frame draw:style-name="gr7" draw:text-style-name="P3" draw:layer="layout" svg:width="2.184cm" svg:height="1.298cm" svg:x="5.421cm" svg:y="11.212cm">
          <draw:text-box>
            <text:p text:style-name="P3"><text:span text:style-name="T2">Gift</text:span></text:p>
          </draw:text-box>
        </draw:frame>
        <draw:frame draw:style-name="gr1" draw:text-style-name="P1" draw:layer="layout" svg:width="3.386cm" svg:height="2.511cm" svg:x="13.956cm" svg:y="10.83cm">
          <draw:image xlink:href="Pictures/100002010000007F0000007A22B069B2.png" xlink:type="simple" xlink:show="embed" xlink:actuate="onLoad"/>
          <draw:image xlink:href="Pictures/1000034600000EA100000E1CB21489DD.svg" xlink:type="simple" xlink:show="embed" xlink:actuate="onLoad">
            <text:p/>
          </draw:image>
        </draw:frame>
        <draw:frame draw:style-name="gr1" draw:text-style-name="P1" draw:layer="layout" svg:width="2.599cm" svg:height="2.111cm" svg:x="14.172cm" svg:y="7.9cm">
          <draw:image xlink:href="Pictures/10000201000000830000006C49CC42BD.png" xlink:type="simple" xlink:show="embed" xlink:actuate="onLoad"/>
          <draw:image xlink:href="Pictures/1000037B00000F0F00000C7E0E122C15.svg" xlink:type="simple" xlink:show="embed" xlink:actuate="onLoad">
            <text:p/>
          </draw:image>
        </draw:frame>
        <draw:g>
          <draw:frame draw:style-name="gr1" draw:text-style-name="P1" draw:layer="layout" svg:width="4.403cm" svg:height="4.612cm" svg:x="13.503cm" svg:y="2.916cm">
            <draw:image xlink:href="Pictures/10000201000001DF000001DF38323E06.png" xlink:type="simple" xlink:show="embed" xlink:actuate="onLoad"/>
            <draw:image xlink:href="Pictures/100002A60000373B0000373BD6EFDE6A.svg" xlink:type="simple" xlink:show="embed" xlink:actuate="onLoad">
              <text:p/>
            </draw:image>
          </draw:frame>
          <draw:g>
            <draw:frame draw:style-name="gr1" draw:text-style-name="P1" draw:layer="layout" svg:width="1.025cm" svg:height="1.19cm" svg:x="14.084cm" svg:y="3.79cm">
              <draw:image xlink:href="Pictures/10000201000001DF000001DF11066AC9.png" xlink:type="simple" xlink:show="embed" xlink:actuate="onLoad"/>
              <draw:image xlink:href="Pictures/100003690000373B0000373B7AECE164.svg" xlink:type="simple" xlink:show="embed" xlink:actuate="onLoad">
                <text:p/>
              </draw:image>
            </draw:frame>
            <draw:frame draw:style-name="gr1" draw:text-style-name="P1" draw:layer="layout" svg:width="1.154cm" svg:height="1.119cm" svg:x="16.394cm" svg:y="3.734cm">
              <draw:image xlink:href="Pictures/10000201000001DF000001DFA4EEED3B.png" xlink:type="simple" xlink:show="embed" xlink:actuate="onLoad"/>
              <draw:image xlink:href="Pictures/100002880000373B0000373B7BC16861.svg" xlink:type="simple" xlink:show="embed" xlink:actuate="onLoad">
                <text:p/>
              </draw:image>
            </draw:frame>
            <draw:frame draw:style-name="gr8" draw:text-style-name="P1" draw:layer="layout" svg:width="1.33cm" svg:height="0.891cm" svg:x="13.914cm" svg:y="5.317cm">
              <draw:image xlink:href="Pictures/10000201000001DF000001DF57BFEAA0.png" xlink:type="simple" xlink:show="embed" xlink:actuate="onLoad"/>
              <draw:image xlink:href="Pictures/100003090000373B0000373BE9688BC2.svg" xlink:type="simple" xlink:show="embed" xlink:actuate="onLoad">
                <text:p/>
              </draw:image>
            </draw:frame>
            <draw:frame draw:style-name="gr1" draw:text-style-name="P1" draw:layer="layout" svg:width="1.078cm" svg:height="1.075cm" svg:x="16.421cm" svg:y="5.075cm">
              <draw:image xlink:href="Pictures/10000201000001DF000001DFE3D7BC5C.png" xlink:type="simple" xlink:show="embed" xlink:actuate="onLoad"/>
              <draw:image xlink:href="Pictures/100004210000373B0000373B76223B40.svg" xlink:type="simple" xlink:show="embed" xlink:actuate="onLoad">
                <text:p/>
              </draw:image>
            </draw:frame>
          </draw:g>
        </draw:g>
        <draw:frame draw:style-name="gr9" draw:text-style-name="P4" draw:layer="layout" svg:width="5.414cm" svg:height="2.305cm" svg:x="18.979cm" svg:y="3.831cm">
          <draw:text-box>
            <text:p text:style-name="P4"><text:span text:style-name="T2">Cours</text:span></text:p>
            <text:p text:style-name="P4"><text:span text:style-name="T2">Multimedia</text:span></text:p>
          </draw:text-box>
        </draw:frame>
        <draw:frame draw:style-name="gr10" draw:text-style-name="P4" draw:layer="layout" svg:width="8.496cm" svg:height="2.306cm" svg:x="18.147cm" svg:y="7.545cm">
          <draw:text-box>
            <text:p text:style-name="P4"><text:span text:style-name="T2">Quiz testant </text:span></text:p>
            <text:p text:style-name="P4"><text:span text:style-name="T2">la compréhension</text:span></text:p>
          </draw:text-box>
        </draw:frame>
        <draw:frame draw:style-name="gr11" draw:text-style-name="P4" draw:layer="layout" svg:width="5.264cm" svg:height="2.306cm" svg:x="19.336cm" svg:y="10.678cm">
          <draw:text-box>
            <text:p text:style-name="P4"><text:span text:style-name="T2">Activité de</text:span></text:p>
            <text:p text:style-name="P4"><text:span text:style-name="T2">Réflexion</text:span></text:p>
          </draw:text-box>
        </draw:frame>
        <draw:frame draw:style-name="gr1" draw:text-style-name="P1" draw:layer="layout" svg:width="0.969cm" svg:height="1.017cm" svg:x="3.961cm" svg:y="6.643cm">
          <draw:image xlink:href="Pictures/10000201000001870000018FB8430D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12T09:55:37</meta:creation-date>
    <dc:date>2016-05-12T11:53:30</dc:date>
    <meta:editing-duration>PT1H57M54S</meta:editing-duration>
    <meta:editing-cycles>9</meta:editing-cycles>
    <meta:generator>OpenOffice/4.1.2$Unix OpenOffice.org_project/412m3$Build-9782</meta:generator>
    <meta:document-statistic meta:object-count="54"/>
  </office:meta>
</office:document-meta>
</file>